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paragraph-properties style:writing-mode="lr-tb"/>
      <style:text-properties fo:color="#000000" loext:opacity="100%" loext:color-lum-mod="100%" loext:color-lum-off="0%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color="#000000" loext:opacity="100%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67cm" svg:y="1.27cm" presentation:class="title" presentation:user-transformed="true">
          <draw:text-box>
            <text:p text:style-name="P1"><text:span text:style-name="T1">CryptDrive</text:span></text:p>
          </draw:text-box>
        </draw:frame>
        <draw:frame draw:style-name="gr1" draw:text-style-name="P3" draw:layer="layout" svg:width="16.254cm" svg:height="3.095cm" svg:x="6.606cm" svg:y="6.43cm">
          <draw:text-box>
            <text:p>- Meno a priezvisko: Aleksandr Bukhtoiarov</text:p>
            <text:p>- Názov projektu: CryptDrive</text:p>
            <text:p>- Link na repozitár: https://github.com/51nn3r/CryptDrive</text:p>
            <text:p>- Tag finálnej verzie: fina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1.328cm" svg:x="1cm" svg:y="0.5cm" presentation:class="title">
          <draw:text-box>
            <text:p text:style-name="P5">Ciele projektu</text:p>
          </draw:text-box>
        </draw:frame>
        <draw:frame presentation:style-name="pr4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5">Vytvoriť bezpečné úložisko súborov</text:p>
              </text:list-item>
              <text:list-item>
                <text:p text:style-name="P5">Umožniť používateľom zdieľať zašifrované súbory</text:p>
              </text:list-item>
              <text:list-item>
                <text:p text:style-name="P5">Zabezpečiť, aby súbory mohol rozšifrovať len ich vlastnik, alebo komu bol k nim povolený príst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 presentation:user-transformed="true">
          <draw:text-box>
            <text:p>Popis funkcionality</text:p>
          </draw:text-box>
        </draw:frame>
        <draw:frame presentation:style-name="pr7" draw:text-style-name="P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<text:span text:style-name="T2">Registrácia a prihlasovanie: štandardné, intuitívne</text:span></text:p>
              </text:list-item>
              <text:list-item>
                <text:p text:style-name="P6"><text:span text:style-name="T2">Šifrovanie a nahrávanie súborov:</text:span></text:p>
                <text:p text:style-name="P6"><text:span text:style-name="T2"><text:s text:c="2"/></text:span><text:span text:style-name="T2">- Možné len po vygenerovaní privátneho RSA kľúča</text:span></text:p>
                <text:p text:style-name="P6"><text:span text:style-name="T2"><text:s text:c="2"/></text:span><text:span text:style-name="T2">- Súbory sú lokálne šifrované pomocou AES, kľúč je šifrovaný pomocou RSA</text:span></text:p>
              </text:list-item>
              <text:list-item>
                <text:p text:style-name="P6"><text:span text:style-name="T2">Zdieľanie súborov:</text:span></text:p>
                <text:p text:style-name="P6"><text:span text:style-name="T2"><text:s text:c="2"/></text:span><text:span text:style-name="T2">1. Vytvorenie skupiny v nastaveniach</text:span></text:p>
                <text:p text:style-name="P6"><text:span text:style-name="T2"><text:s text:c="2"/></text:span><text:span text:style-name="T2">2. Pridanie súborov do skupiny</text:span></text:p>
                <text:p text:style-name="P6"><text:span text:style-name="T2"><text:s text:c="2"/></text:span><text:span text:style-name="T2">3. Poskytnutie prístupu vybraným používateľom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 presentation:user-transformed="true">
          <draw:text-box>
            <text:p>Administrátorské rozhranie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Prezeranie a editácia databázy</text:p>
              </text:list-item>
              <text:list-item>
                <text:p>Jednoduché, intuitívne rozhranie (obmedzené funkcionality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 presentation:user-transformed="true">
          <draw:text-box>
            <text:p>Demonštrácia aplikácie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https://v2202504266162330836.goodsrv.de/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 presentation:user-transformed="true">
          <draw:text-box>
            <text:p>Postup spustenia projektu (vývojové prostredie)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header>
                <text:p>1. Vytvoriť adresár: `media/encrypted_uploads/`</text:p>
                <text:p>2. Spustiť frontend build: `npm run build` (adresár `frontend`)</text:p>
                <text:p>3. Spustiť príkaz: `python manage.py collectstatic`</text:p>
                <text:p>4. Spustiť aplikáciu: `docker-compose up --build`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 presentation:user-transformed="true">
          <draw:text-box>
            <text:p>Aktuálny stav implementácie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Projekt je plne funkčný ako bezpečné úložisko súborov</text:p>
              </text:list-item>
              <text:list-item>
                <text:p>ale:</text:p>
                <text:p><text:s text:c="2"/>- Nemožnosť editácie textových súborov</text:p>
                <text:p><text:s text:c="2"/>- Nepodporovaná stromová štruktúra súborov</text:p>
                <text:p><text:s text:c="2"/>- Obmedzený administrátorský panel</text:p>
                <text:p><text:s text:c="2"/>- Obmedzená veľkosť súborov (5MB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 presentation:user-transformed="true">
          <draw:text-box>
            <text:p>Retrospektíva a možnosti zlepšenia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Čo by som zmenil, keby som začínal projekt znova:</text:p>
                <text:p><text:s text:c="2"/>- Lepšie spracovanie a výpis chýb pre prívetivejšie používateľské rozhranie</text:p>
                <text:p><text:s text:c="2"/>- Nastavenie CI/CD pipeline</text:p>
                <text:p><text:s text:c="2"/>- Zostavenie tímu vývojárov</text:p>
              </text:list-item>
              <text:list-item>
                <text:p>Hodnotenie projektu:</text:p>
                <text:p><text:s text:c="2"/>- Hlavné ciele splnené</text:p>
                <text:p><text:s text:c="2"/>- Spokojnosť s výsledkom projektu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 presentation:user-transformed="true">
          <draw:text-box>
            <text:p>Otázky a diskusia</text:p>
          </draw:text-box>
        </draw:frame>
        <draw:frame presentation:style-name="pr7" draw:text-style-name="P5" draw:layer="layout" svg:width="26cm" svg:height="10cm" svg:x="1cm" svg:y="3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 presentation:user-transformed="true">
          <draw:text-box>
            <text:p>Retrospektíva a možnosti zlepšenia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Čo by som zmenil, keby som začínal projekt znova:</text:p>
                <text:p><text:s text:c="2"/>- Lepšie spracovanie a výpis chýb pre prívetivejšie používateľské rozhranie</text:p>
                <text:p><text:s text:c="2"/>- Nastavenie CI/CD pipeline</text:p>
                <text:p><text:s text:c="2"/>- Zostavenie tímu vývojárov</text:p>
              </text:list-item>
              <text:list-item>
                <text:p>Hodnotenie projektu:</text:p>
                <text:p><text:s text:c="2"/>- Hlavné ciele splnené</text:p>
                <text:p><text:s text:c="2"/>- Spokojnosť s výsledkom projektu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 presentation:user-transformed="true">
          <draw:text-box>
            <text:p>Retrospektíva a možnosti zlepšenia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Čo by som zmenil, keby som začínal projekt znova:</text:p>
                <text:p><text:s text:c="2"/>- Lepšie spracovanie a výpis chýb pre prívetivejšie používateľské rozhranie</text:p>
                <text:p><text:s text:c="2"/>- Nastavenie CI/CD pipeline</text:p>
                <text:p><text:s text:c="2"/>- Zostavenie tímu vývojárov</text:p>
              </text:list-item>
              <text:list-item>
                <text:p>Hodnotenie projektu:</text:p>
                <text:p><text:s text:c="2"/>- Hlavné ciele splnené</text:p>
                <text:p><text:s text:c="2"/>- Spokojnosť s výsledkom projektu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2.81cm" svg:height="1cm" svg:x="1cm" svg:y="14.5cm" presentation:class="date-time">
        <draw:text-box>
          <text:p text:style-name="MP1"><text:span text:style-name="MT1">07.05.2025</text:span></text:p>
        </draw:text-box>
      </draw:frame>
      <draw:frame presentation:style-name="Mpr4" draw:text-style-name="MP7" draw:layer="backgroundobjects" svg:width="19.05cm" svg:height="1cm" svg:x="5.08cm" svg:y="14.5cm" presentation:class="footer">
        <draw:text-box>
          <text:p text:style-name="MP6"><text:span text:style-name="MT1">CryptDrive, Univerzita Komenského , Aleksandr Bukhtoiarov</text:span></text:p>
        </draw:text-box>
      </draw:frame>
      <draw:frame presentation:style-name="Mpr4" draw:text-style-name="MP4" draw:layer="backgroundobjects" svg:width="2.87cm" svg:height="1cm" svg:x="24.13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2.81cm" svg:height="1cm" svg:x="1cm" svg:y="14.5cm" presentation:class="date-time">
        <draw:text-box>
          <text:p text:style-name="MP1"><text:span text:style-name="MT1">07.05.2025</text:span></text:p>
        </draw:text-box>
      </draw:frame>
      <draw:frame presentation:style-name="Mpr7" draw:text-style-name="MP7" draw:layer="backgroundobjects" svg:width="19.05cm" svg:height="1cm" svg:x="5.08cm" svg:y="14.5cm" presentation:class="footer">
        <draw:text-box>
          <text:p text:style-name="MP6"><text:span text:style-name="MT1">CryptDrive, Univerzita Komenského , Aleksandr Bukhtoiarov</text:span></text:p>
        </draw:text-box>
      </draw:frame>
      <draw:frame presentation:style-name="Mpr7" draw:text-style-name="MP4" draw:layer="backgroundobjects" svg:width="2.87cm" svg:height="1cm" svg:x="24.13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3:03:01.282629759</meta:creation-date>
    <meta:editing-duration>PT27M17S</meta:editing-duration>
    <meta:editing-cycles>5</meta:editing-cycles>
    <meta:generator>LibreOffice/7.4.7.2$Linux_X86_64 LibreOffice_project/40$Build-2</meta:generator>
    <dc:title>Blue Curve</dc:title>
    <dc:date>2025-05-06T13:30:18.308624358</dc:date>
    <meta:document-statistic meta:object-count="92"/>
  </office:meta>
</office:document-meta>
</file>